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a60" officeooo:paragraph-rsid="001eea60"/>
    </style:style>
    <style:style style:name="P2" style:family="paragraph" style:parent-style-name="Standard">
      <style:text-properties officeooo:rsid="0020931f" officeooo:paragraph-rsid="0020931f"/>
    </style:style>
    <style:style style:name="P3" style:family="paragraph" style:parent-style-name="Standard">
      <style:text-properties officeooo:rsid="00228b7d" officeooo:paragraph-rsid="00228b7d"/>
    </style:style>
    <style:style style:name="T1" style:family="text">
      <style:text-properties officeooo:rsid="0020931f"/>
    </style:style>
    <style:style style:name="T2" style:family="text">
      <style:text-properties officeooo:rsid="00228b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terfall <text:span text:style-name="T1">M</text:span>odel:</text:p>
      <text:p text:style-name="P1"/>
      <text:p text:style-name="P1">Advantages:</text:p>
      <text:p text:style-name="P1">*)Easy to understand and implement. </text:p>
      <text:p text:style-name="P1">*)Well-structured and sequential, making it suitable for projects with clear and stable requirements.</text:p>
      <text:p text:style-name="P1">*)Each phase has specific deliverables, making it easy to measure progress.</text:p>
      <text:p text:style-name="P1">*)Suitable for projects with regulatory or complaince requirements, as documentation is emphasized.</text:p>
      <text:p text:style-name="P1">Disadvantages:</text:p>
      <text:p text:style-name="P1">*)Lack of flexibility: Changes in requirements, are difficult to accommodate once a phase is completed.</text:p>
      <text:p text:style-name="P1">*)Testing is done only after the development phase, which can lead to late detection of defects.</text:p>
      <text:p text:style-name="P1">*)Not suitable for projects where requirements are likely <text:span text:style-name="T1">to change or evolve overtime.</text:span></text:p>
      <text:p text:style-name="P1">*<text:span text:style-name="T1">)Customer feedback is not solicited until late in the development process.</text:span></text:p>
      <text:p text:style-name="P1">*<text:span text:style-name="T1">)Appicability: Suitable for projects with well-defined and stable requirements, such as manufacturing or construction projects.</text:span></text:p>
      <text:p text:style-name="P2"/>
      <text:p text:style-name="P2">Agile Model:</text:p>
      <text:p text:style-name="P2"/>
      <text:p text:style-name="P2">Advantages:</text:p>
      <text:p text:style-name="P2">*)Highly flexible and adaptive to changing requirements.</text:p>
      <text:p text:style-name="P2">*)Customer involvement and feedback are priortized throughout the development process.</text:p>
      <text:p text:style-name="P2">*)Allows for incremental and iterative development, enabiling faster delivery of working software .</text:p>
      <text:p text:style-name="P2">*)Emphasizes collaboration and team work among cross-functional teams.</text:p>
      <text:p text:style-name="P2">Disadvantages:</text:p>
      <text:p text:style-name="P2">*)Requires active involvement and commitment from the customer or product owner, which may not always be feasible.</text:p>
      <text:p text:style-name="P2">*)Less emphasis on documentation may lead to difficulties in maintaining a comprehensive understanding of the system.</text:p>
      <text:p text:style-name="P2">*)Not suitable for projects with strict regulatory or complaince requirements, as documentation may be insufficient.</text:p>
      <text:p text:style-name="P2">*)Applicability: Ideal for projects where requirements are experted to change or evolve, such as software development or product development projects.</text:p>
      <text:p text:style-name="P2"/>
      <text:p text:style-name="P2">Spiral Model:</text:p>
      <text:p text:style-name="P2"/>
      <text:p text:style-name="P2">Advantages:</text:p>
      <text:p text:style-name="P2">*)Risk management is integrat<text:span text:style-name="T2">e</text:span>d <text:span text:style-name="T2">into the development process through iterative prototyping and risk analysis.</text:span></text:p>
      <text:p text:style-name="P2">*<text:span text:style-name="T2">)Suitable for large and complex projects where risks need to be identified and mitigated early.</text:span></text:p>
      <text:p text:style-name="P2">*<text:span text:style-name="T2">)Flexibility to accommodate changes at any phase of the project.</text:span></text:p>
      <text:p text:style-name="P3">Disadvantages:</text:p>
      <text:p text:style-name="P3">*)Requires extensive risk analyisis and management, which can increase project overhead.</text:p>
      <text:p text:style-name="P3">*)May result in higher initial cost and longer development time due to the iterative nature of <text:s/>the model.</text:p>
      <text:p text:style-name="P3">*)Can be complecx to manage and may require highly skilled personal.</text:p>
      <text:p text:style-name="P3">*)Appliacability: <text:s/>Best suited for projects with high levels of uncertainity and complexity, such as development of new technologies or systems.</text:p>
      <text:p text:style-name="P3"/>
      <text:p text:style-name="P3">V-Model:</text:p>
      <text:p text:style-name="P3"/>
      <text:p text:style-name="P3">Advantages:</text:p>
      <text:p text:style-name="P3"><text:soft-page-break/>*)Each phase of development is associated with a corresponding testing phase, ensuring comprehensive testing coverage.</text:p>
      <text:p text:style-name="P3">*)Provides a systematic and structured approach to development and testing.</text:p>
      <text:p text:style-name="P3">*)Emphasizes verification and validation throughout the development lifecycle.</text:p>
      <text:p text:style-name="P3">Disadbvantages:</text:p>
      <text:p text:style-name="P3">*)Similar to the waterfall model, changes in requirements or difficult to accommodate once a phase is completed.</text:p>
      <text:p text:style-name="P3">*)May result in increased upfront planning and documentation efforts.</text:p>
      <text:p text:style-name="P3">*)Not suitable for projects where requirements likely to change or evolve over time.</text:p>
      <text:p text:style-name="P3">*)Applicability: Suitable for projects where testing is critical and needs to be integrated into every phase of the development life cycle, such as safety-critical systems or medical device develop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55:33.280894005</meta:creation-date>
    <dc:date>2024-06-16T17:48:50.828467382</dc:date>
    <meta:editing-duration>PT8S</meta:editing-duration>
    <meta:editing-cycles>1</meta:editing-cycles>
    <meta:document-statistic meta:table-count="0" meta:image-count="0" meta:object-count="0" meta:page-count="2" meta:paragraph-count="43" meta:word-count="432" meta:character-count="3172" meta:non-whitespace-character-count="2780"/>
    <meta:generator>LibreOffice/7.3.7.2$Linux_X86_64 LibreOffice_project/30$Build-2</meta:generator>
  </office:meta>
</office:document-meta>
</file>